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7.5in" table:align="margins"/>
    </style:style>
    <style:style style:name="Table2.A" style:family="table-column">
      <style:table-column-properties style:column-width="4.3319in" style:rel-column-width="5760*"/>
    </style:style>
    <style:style style:name="Table2.B" style:family="table-column">
      <style:table-column-properties style:column-width="3.1681in" style:rel-column-width="421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2.6833in" table:align="left"/>
    </style:style>
    <style:style style:name="Table1.A" style:family="table-column">
      <style:table-column-properties style:column-width="1.8083in"/>
    </style:style>
    <style:style style:name="Table1.B" style:family="table-column">
      <style:table-column-properties style:column-width="0.875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none" fo:border-right="0.05pt solid #000000" fo:border-top="none" fo:border-bottom="0.05pt solid #000000"/>
    </style:style>
    <style:style style:name="Table1.B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none" fo:border-right="0.05pt solid #000000" fo:border-top="none" fo:border-bottom="0.05pt solid #000000"/>
    </style:style>
    <style:style style:name="Table1.B8" style:family="table-cell">
      <style:table-cell-properties fo:padding="0.0382in" fo:border-left="none" fo:border-right="0.05pt solid #000000" fo:border-top="none" fo:border-bottom="0.05pt solid #000000"/>
    </style:style>
    <style:style style:name="Table1.A9" style:family="table-cell">
      <style:table-cell-properties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none" fo:border-right="0.05pt solid #000000" fo:border-top="none" fo:border-bottom="0.05pt solid #000000"/>
    </style:style>
    <style:style style:name="Table1.B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none" fo:border-right="0.05pt solid #000000" fo:border-top="none" fo:border-bottom="0.05pt solid #000000"/>
    </style:style>
    <style:style style:name="Table1.A16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1.B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182c5d" officeooo:paragraph-rsid="00182c5d"/>
    </style:style>
    <style:style style:name="P2" style:family="paragraph" style:parent-style-name="Standard">
      <style:paragraph-properties fo:text-align="center" style:justify-single-word="false"/>
      <style:text-properties officeooo:rsid="00182c5d" officeooo:paragraph-rsid="00182c5d"/>
    </style:style>
    <style:style style:name="P3" style:family="paragraph" style:parent-style-name="Standard">
      <style:paragraph-properties fo:text-align="center" style:justify-single-word="false"/>
      <style:text-properties officeooo:rsid="00182c5d" officeooo:paragraph-rsid="001f9140"/>
    </style:style>
    <style:style style:name="P4" style:family="paragraph" style:parent-style-name="Standard">
      <style:text-properties officeooo:rsid="00182c5d" officeooo:paragraph-rsid="001f9140"/>
    </style:style>
    <style:style style:name="P5" style:family="paragraph" style:parent-style-name="Standard">
      <style:text-properties officeooo:rsid="00198431" officeooo:paragraph-rsid="00198431"/>
    </style:style>
    <style:style style:name="P6" style:family="paragraph" style:parent-style-name="Standard">
      <style:paragraph-properties fo:text-align="center" style:justify-single-word="false"/>
      <style:text-properties officeooo:rsid="00198431" officeooo:paragraph-rsid="00198431"/>
    </style:style>
    <style:style style:name="P7" style:family="paragraph" style:parent-style-name="Standard">
      <style:paragraph-properties fo:text-align="center" style:justify-single-word="false"/>
      <style:text-properties officeooo:rsid="00198431" officeooo:paragraph-rsid="001f9140"/>
    </style:style>
    <style:style style:name="P8" style:family="paragraph" style:parent-style-name="Standard">
      <style:text-properties officeooo:rsid="00198431" officeooo:paragraph-rsid="001f9140"/>
    </style:style>
    <style:style style:name="P9" style:family="paragraph" style:parent-style-name="Standard">
      <style:text-properties officeooo:rsid="001a8cb6" officeooo:paragraph-rsid="001a8cb6"/>
    </style:style>
    <style:style style:name="P10" style:family="paragraph" style:parent-style-name="Standard">
      <style:paragraph-properties fo:text-align="center" style:justify-single-word="false"/>
      <style:text-properties officeooo:rsid="001a8cb6" officeooo:paragraph-rsid="001a8cb6"/>
    </style:style>
    <style:style style:name="P11" style:family="paragraph" style:parent-style-name="Standard">
      <style:paragraph-properties fo:text-align="center" style:justify-single-word="false"/>
      <style:text-properties officeooo:rsid="001a8cb6" officeooo:paragraph-rsid="001f9140"/>
    </style:style>
    <style:style style:name="P12" style:family="paragraph" style:parent-style-name="Standard">
      <style:text-properties officeooo:rsid="001a8cb6" officeooo:paragraph-rsid="001f9140"/>
    </style:style>
    <style:style style:name="P13" style:family="paragraph" style:parent-style-name="Standard">
      <style:text-properties officeooo:rsid="001bcb78" officeooo:paragraph-rsid="001bcb78"/>
    </style:style>
    <style:style style:name="P14" style:family="paragraph" style:parent-style-name="Standard">
      <style:paragraph-properties fo:text-align="center" style:justify-single-word="false"/>
      <style:text-properties officeooo:rsid="001bcb78" officeooo:paragraph-rsid="001bcb78"/>
    </style:style>
    <style:style style:name="P15" style:family="paragraph" style:parent-style-name="Standard">
      <style:paragraph-properties fo:text-align="center" style:justify-single-word="false"/>
      <style:text-properties officeooo:rsid="001bcb78" officeooo:paragraph-rsid="001f9140"/>
    </style:style>
    <style:style style:name="P16" style:family="paragraph" style:parent-style-name="Standard">
      <style:text-properties officeooo:rsid="001bcb78" officeooo:paragraph-rsid="001f9140"/>
    </style:style>
    <style:style style:name="P17" style:family="paragraph" style:parent-style-name="Standard">
      <style:paragraph-properties fo:text-align="center" style:justify-single-word="false"/>
      <style:text-properties officeooo:rsid="001c472e" officeooo:paragraph-rsid="001c472e"/>
    </style:style>
    <style:style style:name="P18" style:family="paragraph" style:parent-style-name="Standard">
      <style:paragraph-properties fo:text-align="center" style:justify-single-word="false"/>
      <style:text-properties officeooo:rsid="001c472e" officeooo:paragraph-rsid="001f9140"/>
    </style:style>
    <style:style style:name="P19" style:family="paragraph" style:parent-style-name="Standard">
      <style:text-properties officeooo:rsid="001e2fe4" officeooo:paragraph-rsid="00182c5d"/>
    </style:style>
    <style:style style:name="P20" style:family="paragraph" style:parent-style-name="Standard">
      <style:text-properties officeooo:rsid="001e2fe4" officeooo:paragraph-rsid="001e2fe4"/>
    </style:style>
    <style:style style:name="P21" style:family="paragraph" style:parent-style-name="Standard">
      <style:text-properties officeooo:rsid="001e2fe4" officeooo:paragraph-rsid="001eb604"/>
    </style:style>
    <style:style style:name="P22" style:family="paragraph" style:parent-style-name="Standard">
      <style:text-properties officeooo:rsid="001e2fe4" officeooo:paragraph-rsid="001f9140"/>
    </style:style>
    <style:style style:name="P23" style:family="paragraph" style:parent-style-name="Standard">
      <style:text-properties officeooo:rsid="001e3f52" officeooo:paragraph-rsid="001e3f52"/>
    </style:style>
    <style:style style:name="P24" style:family="paragraph" style:parent-style-name="Standard">
      <style:text-properties officeooo:rsid="001e3f52" officeooo:paragraph-rsid="001f9140"/>
    </style:style>
    <style:style style:name="P25" style:family="paragraph" style:parent-style-name="Standard">
      <style:text-properties officeooo:rsid="001eb604" officeooo:paragraph-rsid="001eb604"/>
    </style:style>
    <style:style style:name="P26" style:family="paragraph" style:parent-style-name="Standard">
      <style:text-properties officeooo:rsid="001eb604" officeooo:paragraph-rsid="001f9140"/>
    </style:style>
    <style:style style:name="T1" style:family="text">
      <style:text-properties officeooo:rsid="001eb6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ilson II X-axis assembly not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Step by step notes</text:p>
            <text:p text:style-name="P22"/>
            <text:p text:style-name="P22">1. insert the linear bearings into the X ends and X carriage</text:p>
            <text:p text:style-name="P22"/>
            <text:p text:style-name="P26">2. Attach the lead screw nuts to each x end using two M3 x 14mm screws and nuts on each.</text:p>
            <text:p text:style-name="P22"/>
            <text:p text:style-name="P22"><text:span text:style-name="T1">3</text:span>. <text:span text:style-name="T1">A</text:span>ssemble the 624 bearing with the printed belt guides and the X tensioner (or use a preassembled idler pulley with the alternate x tensioner) using a M4x20mm screw and hex nut. Insert a M3 nut into the X tensioner and thread M3x30mm screw in just until through nut. <text:s/>Install the X tensioner in the X idler end, using a M4 x 20mm screw to secure the tensioner.</text:p>
            <text:p text:style-name="P22"/>
            <text:p text:style-name="P22"><text:span text:style-name="T1">4</text:span>. <text:s/>Wire each endstop (if not prewired). <text:s/>Z endstop will need about 70cm of wire, the X axis only needs about half that.</text:p>
            <text:p text:style-name="P22"/>
            <text:p text:style-name="P22"><text:span text:style-name="T1">5</text:span>. attach one endstop switch to the X motor end using a miniature zip tie (or two M2 screws and nuts). Secure with a zip tie through the slot provided on the X motor end.</text:p>
            <text:p text:style-name="P22"/>
            <text:p text:style-name="P22"><text:span text:style-name="T1">6</text:span>. Attach one endstop to the Z pinion using a miniaturej zip tie. <text:s/>Secure wires using another zip tie through the small loop provided on the Z pinion to prevent strain on the wire.</text:p>
            <text:p text:style-name="P4"/>
            <text:p text:style-name="P22"><text:span text:style-name="T1">7</text:span>. Slide the Z rack through the slot on the bottom of the X carriage, align the Z pinion, and secure pinion using a M3x20mm screw and hex nut.</text:p>
            <text:p text:style-name="P22"/>
            <text:p text:style-name="P22"><text:span text:style-name="T1">8</text:span>. Attach the extension springs to the Z pinion. <text:s/>On each side of the X carriage, attach an extension spring with a M3x10mm screw into the holes provided. <text:s/>Tighten M3x10mm screws just until bottomed out. <text:s/>Thread a M3x40mm screw through one extension spring, then through the Z pinion, and attach the other extension spring to the other side of the M3x40mm screw. <text:s/>Attach a M3 locknut and tighten just until the screw is through the locknut.</text:p>
            <text:p text:style-name="P22"/>
            <text:p text:style-name="P22"><text:span text:style-name="T1">9</text:span>. <text:s/>Install GT2 pulley onto the stepper motor and attach the stepper motor to the X motor end using three M3x14mm screws.</text:p>
            <text:p text:style-name="P22"/>
            <text:p text:style-name="P22"><text:span text:style-name="T1">10</text:span>. Slide each 10mm smooth rod into one of the X ends, then slide X carriage onto rods, followed by the <text:s/>other X end. <text:s/></text:p>
            <text:p text:style-name="P22"/>
            <text:p text:style-name="P22">Do not attach the timing belt yet (wait until you've mounted the X axis to the frame).</text:p>
          </table:table-cell>
          <table:table-cell table:style-name="Table2.B1" office:value-type="string">
            <text:p text:style-name="P4">Parts needed:</text:p>
            <text:p text:style-name="P4"/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8">Description</text:p>
                </table:table-cell>
                <table:table-cell table:style-name="Table1.B1" office:value-type="string">
                  <text:p text:style-name="P7">Quantity</text:p>
                </table:table-cell>
              </table:table-row>
              <table:table-row>
                <table:table-cell table:style-name="Table1.A2" office:value-type="string">
                  <text:p text:style-name="P4">X Idler end</text:p>
                </table:table-cell>
                <table:table-cell table:style-name="Table1.B2" office:value-type="string">
                  <text:p text:style-name="P3">1</text:p>
                </table:table-cell>
              </table:table-row>
              <table:table-row>
                <table:table-cell table:style-name="Table1.A2" office:value-type="string">
                  <text:p text:style-name="P4">X Motor end</text:p>
                </table:table-cell>
                <table:table-cell table:style-name="Table1.B3" office:value-type="string">
                  <text:p text:style-name="P3">1</text:p>
                </table:table-cell>
              </table:table-row>
              <table:table-row>
                <table:table-cell table:style-name="Table1.A2" office:value-type="string">
                  <text:p text:style-name="P4">X tensioner</text:p>
                </table:table-cell>
                <table:table-cell table:style-name="Table1.B4" office:value-type="string">
                  <text:p text:style-name="P3">1</text:p>
                </table:table-cell>
              </table:table-row>
              <table:table-row>
                <table:table-cell table:style-name="Table1.A2" office:value-type="string">
                  <text:p text:style-name="P4">X Carriage</text:p>
                </table:table-cell>
                <table:table-cell table:style-name="Table1.B5" office:value-type="string">
                  <text:p text:style-name="P3">1</text:p>
                </table:table-cell>
              </table:table-row>
              <table:table-row>
                <table:table-cell table:style-name="Table1.A2" office:value-type="string">
                  <text:p text:style-name="P4">Z Rack</text:p>
                </table:table-cell>
                <table:table-cell table:style-name="Table1.B6" office:value-type="string">
                  <text:p text:style-name="P3">1</text:p>
                </table:table-cell>
              </table:table-row>
              <table:table-row>
                <table:table-cell table:style-name="Table1.A2" office:value-type="string">
                  <text:p text:style-name="P4">Z Pinion</text:p>
                </table:table-cell>
                <table:table-cell table:style-name="Table1.B7" office:value-type="string">
                  <text:p text:style-name="P3">1</text:p>
                </table:table-cell>
              </table:table-row>
              <table:table-row>
                <table:table-cell table:style-name="Table1.A2" office:value-type="string">
                  <text:p text:style-name="P4">624 bearing belt guide (2 pieces)</text:p>
                </table:table-cell>
                <table:table-cell table:style-name="Table1.B8" office:value-type="string">
                  <text:p text:style-name="P3">1</text:p>
                </table:table-cell>
              </table:table-row>
              <table:table-row>
                <table:table-cell table:style-name="Table1.A9" office:value-type="string">
                  <text:p text:style-name="P4">NEMA17 stepper motor</text:p>
                </table:table-cell>
                <table:table-cell table:style-name="Table1.B9" office:value-type="string">
                  <text:p text:style-name="P3">1</text:p>
                </table:table-cell>
              </table:table-row>
              <table:table-row>
                <table:table-cell table:style-name="Table1.A9" office:value-type="string">
                  <text:p text:style-name="P4">GT2 timing pulley</text:p>
                </table:table-cell>
                <table:table-cell table:style-name="Table1.B10" office:value-type="string">
                  <text:p text:style-name="P3">1</text:p>
                </table:table-cell>
              </table:table-row>
              <table:table-row>
                <table:table-cell table:style-name="Table1.A9" office:value-type="string">
                  <text:p text:style-name="P4">624 bearing</text:p>
                </table:table-cell>
                <table:table-cell table:style-name="Table1.B11" office:value-type="string">
                  <text:p text:style-name="P3">1</text:p>
                </table:table-cell>
              </table:table-row>
              <table:table-row>
                <table:table-cell table:style-name="Table1.A9" office:value-type="string">
                  <text:p text:style-name="P12">Lead screw nut</text:p>
                </table:table-cell>
                <table:table-cell table:style-name="Table1.B15" office:value-type="string">
                  <text:p text:style-name="P11">2</text:p>
                </table:table-cell>
              </table:table-row>
              <table:table-row>
                <table:table-cell table:style-name="Table1.A9" office:value-type="string">
                  <text:p text:style-name="P16">Endstop switch</text:p>
                </table:table-cell>
                <table:table-cell table:style-name="Table1.B15" office:value-type="string">
                  <text:p text:style-name="P15">2</text:p>
                </table:table-cell>
              </table:table-row>
              <table:table-row>
                <table:table-cell table:style-name="Table1.A9" office:value-type="string">
                  <text:p text:style-name="P16">LM10UU linear bearing</text:p>
                </table:table-cell>
                <table:table-cell table:style-name="Table1.B15" office:value-type="string">
                  <text:p text:style-name="P15">8</text:p>
                </table:table-cell>
              </table:table-row>
              <table:table-row>
                <table:table-cell table:style-name="Table1.A9" office:value-type="string">
                  <text:p text:style-name="P4">370mm 10mm smooth rod</text:p>
                </table:table-cell>
                <table:table-cell table:style-name="Table1.B15" office:value-type="string">
                  <text:p text:style-name="P3">2</text:p>
                </table:table-cell>
              </table:table-row>
              <table:table-row>
                <table:table-cell table:style-name="Table1.A16" office:value-type="string">
                  <text:p text:style-name="P16">Miniature nylon zip ties (2mm width)</text:p>
                </table:table-cell>
                <table:table-cell table:style-name="Table1.B17" office:value-type="string">
                  <text:p text:style-name="P18">6</text:p>
                </table:table-cell>
              </table:table-row>
              <table:table-row>
                <table:table-cell table:style-name="Table1.A16" office:value-type="string">
                  <text:p text:style-name="P4">M3 x 14mm screw</text:p>
                </table:table-cell>
                <table:table-cell table:style-name="Table1.B17" office:value-type="string">
                  <text:p text:style-name="P15">7</text:p>
                </table:table-cell>
              </table:table-row>
              <table:table-row>
                <table:table-cell table:style-name="Table1.A16" office:value-type="string">
                  <text:p text:style-name="P4">M3 x 40mm screw</text:p>
                </table:table-cell>
                <table:table-cell table:style-name="Table1.B18" office:value-type="string">
                  <text:p text:style-name="P3">1</text:p>
                </table:table-cell>
              </table:table-row>
              <table:table-row>
                <table:table-cell table:style-name="Table1.A16" office:value-type="string">
                  <text:p text:style-name="P16">M3 x 30mm screw</text:p>
                </table:table-cell>
                <table:table-cell table:style-name="Table1.B20" office:value-type="string">
                  <text:p text:style-name="P15">1</text:p>
                </table:table-cell>
              </table:table-row>
              <table:table-row>
                <table:table-cell table:style-name="Table1.A16" office:value-type="string">
                  <text:p text:style-name="P4">M3 x 20mm screw</text:p>
                </table:table-cell>
                <table:table-cell table:style-name="Table1.B20" office:value-type="string">
                  <text:p text:style-name="P3">1</text:p>
                </table:table-cell>
              </table:table-row>
              <table:table-row>
                <table:table-cell table:style-name="Table1.A16" office:value-type="string">
                  <text:p text:style-name="P4">M3 x 10mm screw</text:p>
                </table:table-cell>
                <table:table-cell table:style-name="Table1.B21" office:value-type="string">
                  <text:p text:style-name="P15">2</text:p>
                </table:table-cell>
              </table:table-row>
              <table:table-row>
                <table:table-cell table:style-name="Table1.A16" office:value-type="string">
                  <text:p text:style-name="P4">M4 x 20mm screw</text:p>
                </table:table-cell>
                <table:table-cell table:style-name="Table1.B26" office:value-type="string">
                  <text:p text:style-name="P3">2</text:p>
                </table:table-cell>
              </table:table-row>
              <table:table-row>
                <table:table-cell table:style-name="Table1.A16" office:value-type="string">
                  <text:p text:style-name="P12">M3 nex nut</text:p>
                </table:table-cell>
                <table:table-cell table:style-name="Table1.B26" office:value-type="string">
                  <text:p text:style-name="P15">5</text:p>
                </table:table-cell>
              </table:table-row>
              <table:table-row>
                <table:table-cell table:style-name="Table1.A16" office:value-type="string">
                  <text:p text:style-name="P12">M3 locknut</text:p>
                </table:table-cell>
                <table:table-cell table:style-name="Table1.B26" office:value-type="string">
                  <text:p text:style-name="P11">1</text:p>
                </table:table-cell>
              </table:table-row>
              <table:table-row>
                <table:table-cell table:style-name="Table1.A16" office:value-type="string">
                  <text:p text:style-name="P12">M4 locknut</text:p>
                </table:table-cell>
                <table:table-cell table:style-name="Table1.B26" office:value-type="string">
                  <text:p text:style-name="P11">1</text:p>
                </table:table-cell>
              </table:table-row>
              <table:table-row>
                <table:table-cell table:style-name="Table1.A16" office:value-type="string">
                  <text:p text:style-name="P12">M4 hex nut</text:p>
                </table:table-cell>
                <table:table-cell table:style-name="Table1.B26" office:value-type="string">
                  <text:p text:style-name="P11">1</text:p>
                </table:table-cell>
              </table:table-row>
              <table:table-row>
                <table:table-cell table:style-name="Table1.A16" office:value-type="string">
                  <text:p text:style-name="P16">0.625” extension spring</text:p>
                </table:table-cell>
                <table:table-cell table:style-name="Table1.B27" office:value-type="string">
                  <text:p text:style-name="P15">2</text:p>
                </table:table-cell>
              </table:table-row>
            </table:table>
            <text:p text:style-name="P4"/>
            <text:p text:style-name="P24">Tools needed</text:p>
            <text:p text:style-name="P24">Phillips screwdriver</text:p>
            <text:p text:style-name="P24">Allen keys</text:p>
            <text:p text:style-name="P24">Plier</text:p>
          </table:table-cell>
        </table:table-row>
      </table:table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799in" fo:margin-bottom="0.4402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0:07:46.355000000</meta:creation-date>
    <dc:date>2016-02-27T13:00:12.379000000</dc:date>
    <meta:editing-duration>PT2H21M5S</meta:editing-duration>
    <meta:editing-cycles>8</meta:editing-cycles>
    <meta:generator>LibreOffice/4.3.3.2$Windows_x86 LibreOffice_project/9bb7eadab57b6755b1265afa86e04bf45fbfc644</meta:generator>
    <meta:document-statistic meta:table-count="2" meta:image-count="0" meta:object-count="0" meta:page-count="1" meta:paragraph-count="72" meta:word-count="489" meta:character-count="2439" meta:non-whitespace-character-count="2010"/>
  </office:meta>
</office:document-meta>
</file>